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31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0.954cm"/>
    </style:style>
    <style:style style:name="co10" style:family="table-column">
      <style:table-column-properties fo:break-before="auto" style:column-width="0.986cm"/>
    </style:style>
    <style:style style:name="co11" style:family="table-column">
      <style:table-column-properties fo:break-before="auto" style:column-width="1.046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2.044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168cm"/>
    </style:style>
    <style:style style:name="co18" style:family="table-column">
      <style:table-column-properties fo:break-before="auto" style:column-width="1.106cm"/>
    </style:style>
    <style:style style:name="co19" style:family="table-column">
      <style:table-column-properties fo:break-before="auto" style:column-width="1.439cm"/>
    </style:style>
    <style:style style:name="co20" style:family="table-column">
      <style:table-column-properties fo:break-before="auto" style:column-width="1.499cm"/>
    </style:style>
    <style:style style:name="co21" style:family="table-column">
      <style:table-column-properties fo:break-before="auto" style:column-width="1.681cm"/>
    </style:style>
    <style:style style:name="co22" style:family="table-column">
      <style:table-column-properties fo:break-before="auto" style:column-width="0.773cm"/>
    </style:style>
    <style:style style:name="co23" style:family="table-column">
      <style:table-column-properties fo:break-before="auto" style:column-width="2.813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651cm"/>
    </style:style>
    <style:style style:name="co26" style:family="table-column">
      <style:table-column-properties fo:break-before="auto" style:column-width="1.166cm"/>
    </style:style>
    <style:style style:name="co27" style:family="table-column">
      <style:table-column-properties fo:break-before="auto" style:column-width="1.559cm"/>
    </style:style>
    <style:style style:name="co28" style:family="table-column">
      <style:table-column-properties fo:break-before="auto" style:column-width="1.621cm"/>
    </style:style>
    <style:style style:name="co29" style:family="table-column">
      <style:table-column-properties fo:break-before="auto" style:column-width="2.438cm"/>
    </style:style>
    <style:style style:name="co30" style:family="table-column">
      <style:table-column-properties fo:break-before="auto" style:column-width="2.983cm"/>
    </style:style>
    <style:style style:name="co31" style:family="table-column">
      <style:table-column-properties fo:break-before="auto" style:column-width="1.697cm"/>
    </style:style>
    <style:style style:name="co32" style:family="table-column">
      <style:table-column-properties fo:break-before="auto" style:column-width="0.9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5.343cm"/>
    </style:style>
    <style:style style:name="co35" style:family="table-column">
      <style:table-column-properties fo:break-before="auto" style:column-width="1.228cm"/>
    </style:style>
    <style:style style:name="co36" style:family="table-column">
      <style:table-column-properties fo:break-before="auto" style:column-width="1.288cm"/>
    </style:style>
    <style:style style:name="co37" style:family="table-column">
      <style:table-column-properties fo:break-before="auto" style:column-width="2.514cm"/>
    </style:style>
    <style:style style:name="co38" style:family="table-column">
      <style:table-column-properties fo:break-before="auto" style:column-width="1.741cm"/>
    </style:style>
    <style:style style:name="co39" style:family="table-column">
      <style:table-column-properties fo:break-before="auto" style:column-width="3.859cm"/>
    </style:style>
    <style:style style:name="co40" style:family="table-column">
      <style:table-column-properties fo:break-before="auto" style:column-width="4.101cm"/>
    </style:style>
    <style:style style:name="co41" style:family="table-column">
      <style:table-column-properties fo:break-before="auto" style:column-width="2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14"/>
    <style:style style:name="ce5" style:family="table-cell" style:parent-style-name="Default" style:data-style-name="N0"/>
    <style:style style:name="ce6" style:family="table-cell" style:parent-style-name="Default" style:data-style-name="N112"/>
    <style:style style:name="ce7" style:family="table-cell" style:parent-style-name="Default" style:data-style-name="N117"/>
    <style:style style:name="ce8" style:family="table-cell" style:parent-style-name="Default" style:data-style-name="N118"/>
    <style:style style:name="ce17" style:family="table-cell" style:parent-style-name="Default" style:data-style-name="N113"/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kills.K2">
          <table:error-message table:message-type="stop" table:display="true"/>
        </table:content-validation>
        <table:content-validation table:name="val2" table:condition="of:cell-content-is-in-list([$define.$B:$define.$B])" table:allow-empty-cell="true" table:display-list="unsorted" table:base-cell-address="skills.I2">
          <table:error-message table:message-type="stop" table:display="true"/>
        </table:content-validation>
        <table:content-validation table:name="val3" table:condition="of:cell-content-is-in-list([$define.$C:$define.$C])" table:allow-empty-cell="true" table:display-list="unsorted" table:base-cell-address="skills.K2">
          <table:error-message table:message-type="stop" table:display="true"/>
        </table:content-validation>
        <table:content-validation table:name="val4" table:condition="of:cell-content-is-in-list([$define.$A:$define.$A])" table:allow-empty-cell="true" table:display-list="unsorted" table:base-cell-address="skills.AA2">
          <table:error-message table:message-type="stop" table:display="true"/>
        </table:content-validation>
        <table:content-validation table:name="val5" table:condition="of:cell-content-is-in-list([$define.$A:$define.$A])" table:allow-empty-cell="true" table:display-list="unsorted" table:base-cell-address="skills.AC2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6" calcext:value-type="percentage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12" calcext:value-type="percentage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9" calcext:value-type="percentage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2" office:value-type="percentage" office:value="0.0677" calcext:value-type="percentage">
            <text:p>6.77%</text:p>
          </table:table-cell>
          <table:table-cell table:style-name="ce2" table:formula="of:=63.23%" office:value-type="percentage" office:value="0.6323" calcext:value-type="percentage">
            <text:p>63.23%</text:p>
          </table:table-cell>
          <table:table-cell table:style-name="ce2" office:value-type="string" calcext:value-type="string">
            <text:p>@1lv</text:p>
          </table:table-cell>
          <table:table-cell table:style-name="ce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7" table:formula="of:=[.G21]/[.H21]" office:value-type="percentage" office:value="0.0673684210526316" calcext:value-type="percentage">
            <text:p>6.737%</text:p>
          </table:table-cell>
          <table:table-cell table:style-name="ce7" table:formula="of:=[.H21]/[.G21]" office:value-type="percentage" office:value="14.84375" calcext:value-type="percentage">
            <text:p>1484.375%</text:p>
          </table:table-cell>
          <table:table-cell table:style-name="ce8" table:formula="of:=[.H21]*[.$K$20]" office:value-type="float" office:value="32.1575" calcext:value-type="float">
            <text:p>32.158</text:p>
          </table:table-cell>
          <table:table-cell table:style-name="ce8" table:formula="of:=[.H21]*[.$L$20]" office:value-type="float" office:value="300.3425" calcext:value-type="float">
            <text:p>300.343</text:p>
          </table:table-cell>
          <table:table-cell table:style-name="ce8" table:formula="of:=[.L21]/60" office:value-type="float" office:value="5.00570833333333" calcext:value-type="float">
            <text:p>5.006</text:p>
          </table:table-cell>
          <table:table-cell table:style-name="ce8" table:formula="of:=[.H21]*[.$N$20]" office:value-type="float" office:value="142.5" calcext:value-type="float">
            <text:p>142.500</text:p>
          </table:table-cell>
          <table:table-cell table:style-name="ce8" table:formula="of:=[.N21]/5" office:value-type="float" office:value="28.5" calcext:value-type="float">
            <text:p>28.500</text:p>
          </table:table-cell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7" table:formula="of:=[.G22]/[.H22]" office:value-type="percentage" office:value="0.0673400673400673" calcext:value-type="percentage">
            <text:p>6.734%</text:p>
          </table:table-cell>
          <table:table-cell table:style-name="ce7" table:formula="of:=[.H22]/[.G22]" office:value-type="percentage" office:value="14.85" calcext:value-type="percentage">
            <text:p>1485.000%</text:p>
          </table:table-cell>
          <table:table-cell table:style-name="ce8" table:formula="of:=[.H22]*[.$K$20]" office:value-type="float" office:value="40.2138" calcext:value-type="float">
            <text:p>40.214</text:p>
          </table:table-cell>
          <table:table-cell table:style-name="ce8" table:formula="of:=[.H22]*[.$L$20]" office:value-type="float" office:value="375.5862" calcext:value-type="float">
            <text:p>375.586</text:p>
          </table:table-cell>
          <table:table-cell table:style-name="ce8" table:formula="of:=[.L22]/60" office:value-type="float" office:value="6.25977" calcext:value-type="float">
            <text:p>6.260</text:p>
          </table:table-cell>
          <table:table-cell table:style-name="ce8" table:formula="of:=[.H22]*[.$N$20]" office:value-type="float" office:value="178.2" calcext:value-type="float">
            <text:p>178.200</text:p>
          </table:table-cell>
          <table:table-cell table:style-name="ce8" table:formula="of:=[.N22]/5" office:value-type="float" office:value="35.64" calcext:value-type="float">
            <text:p>35.640</text:p>
          </table:table-cell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7" table:formula="of:=[.G23]/[.H23]" office:value-type="percentage" office:value="0.0673076923076923" calcext:value-type="percentage">
            <text:p>6.731%</text:p>
          </table:table-cell>
          <table:table-cell table:style-name="ce7" table:formula="of:=[.H23]/[.G23]" office:value-type="percentage" office:value="14.8571428571429" calcext:value-type="percentage">
            <text:p>1485.714%</text:p>
          </table:table-cell>
          <table:table-cell table:style-name="ce8" table:formula="of:=[.H23]*[.$K$20]" office:value-type="float" office:value="42.2448" calcext:value-type="float">
            <text:p>42.245</text:p>
          </table:table-cell>
          <table:table-cell table:style-name="ce8" table:formula="of:=[.H23]*[.$L$20]" office:value-type="float" office:value="394.5552" calcext:value-type="float">
            <text:p>394.555</text:p>
          </table:table-cell>
          <table:table-cell table:style-name="ce8" table:formula="of:=[.L23]/60" office:value-type="float" office:value="6.57592" calcext:value-type="float">
            <text:p>6.576</text:p>
          </table:table-cell>
          <table:table-cell table:style-name="ce8" table:formula="of:=[.H23]*[.$N$20]" office:value-type="float" office:value="187.2" calcext:value-type="float">
            <text:p>187.200</text:p>
          </table:table-cell>
          <table:table-cell table:style-name="ce8" table:formula="of:=[.N23]/5" office:value-type="float" office:value="37.44" calcext:value-type="float">
            <text:p>37.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7" table:formula="of:=[.G24]/[.H24]" office:value-type="percentage" office:value="0.0672514619883041" calcext:value-type="percentage">
            <text:p>6.725%</text:p>
          </table:table-cell>
          <table:table-cell table:style-name="ce7" table:formula="of:=[.H24]/[.G24]" office:value-type="percentage" office:value="14.8695652173913" calcext:value-type="percentage">
            <text:p>1486.957%</text:p>
          </table:table-cell>
          <table:table-cell table:style-name="ce8" table:formula="of:=[.H24]*[.$K$20]" office:value-type="float" office:value="46.3068" calcext:value-type="float">
            <text:p>46.307</text:p>
          </table:table-cell>
          <table:table-cell table:style-name="ce8" table:formula="of:=[.H24]*[.$L$20]" office:value-type="float" office:value="432.4932" calcext:value-type="float">
            <text:p>432.493</text:p>
          </table:table-cell>
          <table:table-cell table:style-name="ce8" table:formula="of:=[.L24]/60" office:value-type="float" office:value="7.20822" calcext:value-type="float">
            <text:p>7.208</text:p>
          </table:table-cell>
          <table:table-cell table:style-name="ce8" table:formula="of:=[.H24]*[.$N$20]" office:value-type="float" office:value="205.2" calcext:value-type="float">
            <text:p>205.200</text:p>
          </table:table-cell>
          <table:table-cell table:style-name="ce8" table:formula="of:=[.N24]/5" office:value-type="float" office:value="41.04" calcext:value-type="float">
            <text:p>41.0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7" table:formula="of:=[.G25]/[.H25]" office:value-type="percentage" office:value="0.0673211781206171" calcext:value-type="percentage">
            <text:p>6.732%</text:p>
          </table:table-cell>
          <table:table-cell table:style-name="ce7" table:formula="of:=[.H25]/[.G25]" office:value-type="percentage" office:value="14.8541666666667" calcext:value-type="percentage">
            <text:p>1485.417%</text:p>
          </table:table-cell>
          <table:table-cell table:style-name="ce8" table:formula="of:=[.H25]*[.$K$20]" office:value-type="float" office:value="48.2701" calcext:value-type="float">
            <text:p>48.270</text:p>
          </table:table-cell>
          <table:table-cell table:style-name="ce8" table:formula="of:=[.H25]*[.$L$20]" office:value-type="float" office:value="450.8299" calcext:value-type="float">
            <text:p>450.830</text:p>
          </table:table-cell>
          <table:table-cell table:style-name="ce8" table:formula="of:=[.L25]/60" office:value-type="float" office:value="7.51383166666667" calcext:value-type="float">
            <text:p>7.514</text:p>
          </table:table-cell>
          <table:table-cell table:style-name="ce8" table:formula="of:=[.H25]*[.$N$20]" office:value-type="float" office:value="213.9" calcext:value-type="float">
            <text:p>213.900</text:p>
          </table:table-cell>
          <table:table-cell table:style-name="ce8" table:formula="of:=[.N25]/5" office:value-type="float" office:value="42.78" calcext:value-type="float">
            <text:p>42.780</text:p>
          </table:table-cell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7" table:formula="of:=[.G26]/[.H26]" office:value-type="percentage" office:value="0.0672947510094213" calcext:value-type="percentage">
            <text:p>6.729%</text:p>
          </table:table-cell>
          <table:table-cell table:style-name="ce7" table:formula="of:=[.H26]/[.G26]" office:value-type="percentage" office:value="14.86" calcext:value-type="percentage">
            <text:p>1486.000%</text:p>
          </table:table-cell>
          <table:table-cell table:style-name="ce8" table:formula="of:=[.H26]*[.$K$20]" office:value-type="float" office:value="50.3011" calcext:value-type="float">
            <text:p>50.301</text:p>
          </table:table-cell>
          <table:table-cell table:style-name="ce8" table:formula="of:=[.H26]*[.$L$20]" office:value-type="float" office:value="469.7989" calcext:value-type="float">
            <text:p>469.799</text:p>
          </table:table-cell>
          <table:table-cell table:style-name="ce8" table:formula="of:=[.L26]/60" office:value-type="float" office:value="7.82998166666667" calcext:value-type="float">
            <text:p>7.830</text:p>
          </table:table-cell>
          <table:table-cell table:style-name="ce8" table:formula="of:=[.H26]*[.$N$20]" office:value-type="float" office:value="222.9" calcext:value-type="float">
            <text:p>222.900</text:p>
          </table:table-cell>
          <table:table-cell table:style-name="ce8" table:formula="of:=[.N26]/5" office:value-type="float" office:value="44.58" calcext:value-type="float">
            <text:p>44.58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7" table:formula="of:=AVERAGE([.I21:.I26])" office:value-type="percentage" office:value="0.0673139286364556" calcext:value-type="percentage">
            <text:p>6.731%</text:p>
          </table:table-cell>
          <table:table-cell table:style-name="ce7" table:formula="of:=AVERAGE([.J21:.J26])" office:value-type="percentage" office:value="14.8557707902001" calcext:value-type="percentage">
            <text:p>1485.577%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A31]*[.B32]" office:value-type="float" office:value="5.01312" calcext:value-type="float">
            <text:p>5.01</text:p>
          </table:table-cell>
          <table:table-cell table:style-name="ce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1" table:formula="of:=[.A31]+([.B31]*60)+([.C31]*5)" office:value-type="float" office:value="475.8272" calcext:value-type="float">
            <text:p>475.83</text:p>
          </table:table-cell>
          <table:table-cell table:style-name="ce1" table:formula="of:=[.A31]*[.F32]" office:value-type="float" office:value="475.84" calcext:value-type="float">
            <text:p>475.8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percentage" office:value="0.15666" calcext:value-type="percentage">
            <text:p>15.67%</text:p>
          </table:table-cell>
          <table:table-cell table:style-name="ce2" office:value-type="percentage" office:value="0.894" calcext:value-type="percentage">
            <text:p>89.40%</text:p>
          </table:table-cell>
          <table:table-cell table:number-columns-repeated="2"/>
          <table:table-cell table:style-name="ce2" office:value-type="percentage" office:value="14.87" calcext:value-type="percentage">
            <text:p>1487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F34]/[.$A$31]"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5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6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6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6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6" table:formula="of:=[.G38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6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17" table:formula="of:=[.K35]*(1+([.K37]/100)*([.K36]/100))" office:value-type="float" office:value="4889.494848" calcext:value-type="float">
            <text:p>4889.5</text:p>
          </table:table-cell>
          <table:table-cell table:style-name="ce17" table:formula="of:=[.L35]*(1+([.L37]/100)*([.L36]/100))" office:value-type="float" office:value="4970.136456" calcext:value-type="float">
            <text:p>4970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6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17" table:formula="of:=[.K39]/[.K35]" office:value-type="float" office:value="1.712008" calcext:value-type="float">
            <text:p>1.7</text:p>
          </table:table-cell>
          <table:table-cell table:style-name="ce17" table:formula="of:=[.L39]/[.L35]" office:value-type="float" office:value="1.787176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6" table:formula="of:=[.G41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6" table:formula="of:=[.G42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6" table:formula="of:=[.G43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6" table:formula="of:=[.G44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753-1339" office:value-type="float" office:value="414" calcext:value-type="float">
            <text:p>414</text:p>
          </table:table-cell>
          <table:table-cell table:formula="of:=177-143" office:value-type="float" office:value="34" calcext:value-type="float">
            <text:p>34</text:p>
          </table:table-cell>
          <table:table-cell table:formula="of:=143-109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2986-2572" office:value-type="float" office:value="414" calcext:value-type="float">
            <text:p>414</text:p>
          </table:table-cell>
          <table:table-cell table:formula="of:=266-232" office:value-type="float" office:value="34" calcext:value-type="float">
            <text:p>34</text:p>
          </table:table-cell>
          <table:table-cell table:formula="of:=244-2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4218-3804" office:value-type="float" office:value="414" calcext:value-type="float">
            <text:p>414</text:p>
          </table:table-cell>
          <table:table-cell table:formula="of:=354-320" office:value-type="float" office:value="34" calcext:value-type="float">
            <text:p>34</text:p>
          </table:table-cell>
          <table:table-cell table:formula="of:=343-310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5450-5036" office:value-type="float" office:value="414" calcext:value-type="float">
            <text:p>414</text:p>
          </table:table-cell>
          <table:table-cell table:formula="of:=441-408" office:value-type="float" office:value="33" calcext:value-type="float">
            <text:p>33</text:p>
          </table:table-cell>
          <table:table-cell table:formula="of:=444-4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6682-6269" office:value-type="float" office:value="413" calcext:value-type="float">
            <text:p>413</text:p>
          </table:table-cell>
          <table:table-cell table:formula="of:=529-495" office:value-type="float" office:value="34" calcext:value-type="float">
            <text:p>34</text:p>
          </table:table-cell>
          <table:table-cell table:formula="of:=545-511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AVERAGE([.C107:.C111])" office:value-type="float" office:value="413.8" calcext:value-type="float">
            <text:p>413.8</text:p>
          </table:table-cell>
          <table:table-cell table:formula="of:=AVERAGE([.D107:.D111])" office:value-type="float" office:value="33.8" calcext:value-type="float">
            <text:p>33.8</text:p>
          </table:table-cell>
          <table:table-cell table:formula="of:=AVERAGE([.E107:.E111])" office:value-type="float" office:value="33.8" calcext:value-type="float">
            <text:p>33.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[.C112]/[.C105]" office:value-type="float" office:value="0.686235489220564" calcext:value-type="float">
            <text:p>0.686235489220564</text:p>
          </table:table-cell>
          <table:table-cell table:formula="of:=[.D112]/[.D105]" office:value-type="float" office:value="0.355789473684211" calcext:value-type="float">
            <text:p>0.355789473684211</text:p>
          </table:table-cell>
          <table:table-cell table:formula="of:=[.E112]/[.E105]" office:value-type="float" office:value="0.689795918367347" calcext:value-type="float">
            <text:p>0.68979591836734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</table:table>
      <table:table table:name="agent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655" calcext:value-type="float">
            <text:p>65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608" calcext:value-type="float">
            <text:p>608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561" calcext:value-type="float">
            <text:p>561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690" calcext:value-type="float">
            <text:p>690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653" calcext:value-type="float">
            <text:p>653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602" calcext:value-type="float">
            <text:p>602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677" calcext:value-type="float">
            <text:p>67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617" calcext:value-type="float">
            <text:p>617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p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602" calcext:value-type="float">
            <text:p>602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645" calcext:value-type="float">
            <text:p>64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561" calcext:value-type="float">
            <text:p>56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663" calcext:value-type="float">
            <text:p>663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626" calcext:value-type="float">
            <text:p>626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592" calcext:value-type="float">
            <text:p>592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626" calcext:value-type="float">
            <text:p>62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677" calcext:value-type="float">
            <text:p>677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617" calcext:value-type="float">
            <text:p>617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595" calcext:value-type="float">
            <text:p>595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626" calcext:value-type="float">
            <text:p>626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</table:table>
      <table:table table:name="agents_Lv60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 table:number-columns-spanned="4" table:number-rows-spanned="1">
            <text:p>Core Skill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W-Engin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6907" calcext:value-type="float">
            <text:p>6907</text:p>
          </table:table-cell>
          <table:table-cell office:value-type="float" office:value="712" calcext:value-type="float">
            <text:p>712</text:p>
          </table:table-cell>
          <table:table-cell office:value-type="float" office:value="606" calcext:value-type="float">
            <text:p>60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8145" calcext:value-type="float">
            <text:p>8145</text:p>
          </table:table-cell>
          <table:table-cell office:value-type="float" office:value="574" calcext:value-type="float">
            <text:p>574</text:p>
          </table:table-cell>
          <table:table-cell office:value-type="float" office:value="622" calcext:value-type="float">
            <text:p>62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7560" calcext:value-type="float">
            <text:p>7560</text:p>
          </table:table-cell>
          <table:table-cell office:value-type="float" office:value="835" calcext:value-type="float">
            <text:p>835</text:p>
          </table:table-cell>
          <table:table-cell office:value-type="float" office:value="587" calcext:value-type="float">
            <text:p>58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7673" calcext:value-type="float">
            <text:p>7673</text:p>
          </table:table-cell>
          <table:table-cell office:value-type="float" office:value="813" calcext:value-type="float">
            <text:p>813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6976" calcext:value-type="float">
            <text:p>6976</text:p>
          </table:table-cell>
          <table:table-cell office:value-type="float" office:value="732" calcext:value-type="float">
            <text:p>732</text:p>
          </table:table-cell>
          <table:table-cell office:value-type="float" office:value="604" calcext:value-type="float">
            <text:p>60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7219" calcext:value-type="float">
            <text:p>7219</text:p>
          </table:table-cell>
          <table:table-cell office:value-type="float" office:value="716" calcext:value-type="float">
            <text:p>716</text:p>
          </table:table-cell>
          <table:table-cell office:value-type="float" office:value="622" calcext:value-type="float">
            <text:p>62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8577" calcext:value-type="float">
            <text:p>8577</text:p>
          </table:table-cell>
          <table:table-cell office:value-type="float" office:value="867" calcext:value-type="float">
            <text:p>867</text:p>
          </table:table-cell>
          <table:table-cell office:value-type="float" office:value="724" calcext:value-type="float">
            <text:p>72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8127" calcext:value-type="float">
            <text:p>8127</text:p>
          </table:table-cell>
          <table:table-cell office:value-type="float" office:value="660" calcext:value-type="float">
            <text:p>660</text:p>
          </table:table-cell>
          <table:table-cell office:value-type="float" office:value="594" calcext:value-type="float">
            <text:p>594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7482" calcext:value-type="float">
            <text:p>7482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8416" calcext:value-type="float">
            <text:p>8416</text:p>
          </table:table-cell>
          <table:table-cell office:value-type="float" office:value="653" calcext:value-type="float">
            <text:p>653</text:p>
          </table:table-cell>
          <table:table-cell office:value-type="float" office:value="606" calcext:value-type="float">
            <text:p>606</text:p>
          </table:table-cell>
          <table:table-cell table:formula="of:=137-18"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7673" calcext:value-type="float">
            <text:p>7673</text:p>
          </table:table-cell>
          <table:table-cell office:value-type="float" office:value="863" calcext:value-type="float">
            <text:p>863</text:p>
          </table:table-cell>
          <table:table-cell office:value-type="float" office:value="606" calcext:value-type="float">
            <text:p>60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8609" calcext:value-type="float">
            <text:p>8609</text:p>
          </table:table-cell>
          <table:table-cell office:value-type="float" office:value="642" calcext:value-type="float">
            <text:p>642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P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7482" calcext:value-type="float">
            <text:p>7482</text:p>
          </table:table-cell>
          <table:table-cell office:value-type="float" office:value="844" calcext:value-type="float">
            <text:p>844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8025" calcext:value-type="float">
            <text:p>8025</text:p>
          </table:table-cell>
          <table:table-cell office:value-type="float" office:value="590" calcext:value-type="float">
            <text:p>590</text:p>
          </table:table-cell>
          <table:table-cell office:value-type="float" office:value="597" calcext:value-type="float">
            <text:p>59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8025" calcext:value-type="float">
            <text:p>8025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6976" calcext:value-type="float">
            <text:p>6976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8250" calcext:value-type="float">
            <text:p>8250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7788" calcext:value-type="float">
            <text:p>7788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8701" calcext:value-type="float">
            <text:p>8701</text:p>
          </table:table-cell>
          <table:table-cell office:value-type="float" office:value="568" calcext:value-type="float">
            <text:p>568</text:p>
          </table:table-cell>
          <table:table-cell office:value-type="float" office:value="746" calcext:value-type="float">
            <text:p>74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9526" calcext:value-type="float">
            <text:p>9526</text:p>
          </table:table-cell>
          <table:table-cell office:value-type="float" office:value="636" calcext:value-type="float">
            <text:p>636</text:p>
          </table:table-cell>
          <table:table-cell office:value-type="float" office:value="753" calcext:value-type="float">
            <text:p>753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7368" calcext:value-type="float">
            <text:p>7368</text:p>
          </table:table-cell>
          <table:table-cell office:value-type="float" office:value="788" calcext:value-type="float">
            <text:p>788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7788" calcext:value-type="float">
            <text:p>7788</text:p>
          </table:table-cell>
          <table:table-cell office:value-type="float" office:value="797" calcext:value-type="float">
            <text:p>797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8253" calcext:value-type="float">
            <text:p>8253</text:p>
          </table:table-cell>
          <table:table-cell office:value-type="float" office:value="722" calcext:value-type="float">
            <text:p>722</text:p>
          </table:table-cell>
          <table:table-cell office:value-type="float" office:value="612" calcext:value-type="float">
            <text:p>612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7673" calcext:value-type="float">
            <text:p>7673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7405" calcext:value-type="float">
            <text:p>7405</text:p>
          </table:table-cell>
          <table:table-cell office:value-type="float" office:value="840" calcext:value-type="float">
            <text:p>840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8609" calcext:value-type="float">
            <text:p>8609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7788" calcext:value-type="float">
            <text:p>7788</text:p>
          </table:table-cell>
          <table:table-cell office:value-type="float" office:value="854" calcext:value-type="float">
            <text:p>854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kills" table:style-name="ta1"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ce24"/>
        <table:table-column table:style-name="co2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0" table:default-cell-style-name="Default"/>
        <table:table-row table:style-name="ro1">
          <table:table-cell table:number-columns-repeated="3"/>
          <table:table-cell table:style-name="ce23" office:value-type="string" calcext:value-type="string" table:number-columns-spanned="2" table:number-rows-spanned="1">
            <text:p>Name</text:p>
          </table:table-cell>
          <table:covered-table-cell/>
          <table:table-cell table:style-name="Default"/>
          <table:table-cell table:style-name="ce23" office:value-type="string" calcext:value-type="string" table:number-columns-spanned="5" table:number-rows-spanned="1">
            <text:p>Lv1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2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3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4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5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harID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table:style-name="Default" office:value-type="string" calcext:value-type="string">
            <text:p>Combi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ボルトターボ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I3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N3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S3]" office:value-type="float" office:value="10.4" calcext:value-type="float">
            <text:p>10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239.1" calcext:value-type="float">
            <text:p>239.1</text:p>
          </table:table-cell>
          <table:table-cell office:value-type="float" office:value="1" calcext:value-type="float">
            <text:p>1</text:p>
          </table:table-cell>
          <table:table-cell table:formula="of:=260.9-[.X3]" office:value-type="float" office:value="21.8" calcext:value-type="float">
            <text:p>21.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落雷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I4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N4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S4]" office:value-type="float" office:value="10.4" calcext:value-type="float">
            <text:p>10.4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328.6" calcext:value-type="float">
            <text:p>328.6</text:p>
          </table:table-cell>
          <table:table-cell office:value-type="float" office:value="1" calcext:value-type="float">
            <text:p>1</text:p>
          </table:table-cell>
          <table:table-cell table:formula="of:=358.5-[.X4]" office:value-type="float" office:value="29.9" calcext:value-type="float">
            <text:p>29.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電弧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table:formula="of:=61.9-[.I5]" office:value-type="float" office:value="5.2" calcext:value-type="float">
            <text:p>5.2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迅雷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80.2" calcext:value-type="float">
            <text:p>180.2</text:p>
          </table:table-cell>
          <table:table-cell office:value-type="float" office:value="1" calcext:value-type="float">
            <text:p>1</text:p>
          </table:table-cell>
          <table:table-cell table:formula="of:=196.6-[.I6]" office:value-type="float" office:value="16.4" calcext:value-type="float">
            <text:p>16.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雷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61.7" calcext:value-type="float">
            <text:p>61.7</text:p>
          </table:table-cell>
          <table:table-cell office:value-type="float" office:value="1" calcext:value-type="float">
            <text:p>1</text:p>
          </table:table-cell>
          <table:table-cell table:formula="of:=67.4-[.I7]" office:value-type="float" office:value="5.7" calcext:value-type="float">
            <text:p>5.7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スピニングサンダ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335.2" calcext:value-type="float">
            <text:p>335.2</text:p>
          </table:table-cell>
          <table:table-cell office:value-type="float" office:value="1" calcext:value-type="float">
            <text:p>1</text:p>
          </table:table-cell>
          <table:table-cell table:formula="of:=365.7-[.I8]" office:value-type="float" office:value="30.5" calcext:value-type="float">
            <text:p>30.5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雷光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I9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蒼雷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formula="of:=636-[.I10]"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ソレノイド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42.4" calcext:value-type="float">
            <text:p>542.4</text:p>
          </table:table-cell>
          <table:table-cell office:value-type="float" office:value="1" calcext:value-type="float">
            <text:p>1</text:p>
          </table:table-cell>
          <table:table-cell table:formula="of:=591.8-[.I11]" office:value-type="float" office:value="49.4" calcext:value-type="float">
            <text:p>49.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オーバードライブ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512.6" calcext:value-type="float">
            <text:p>1512.6</text:p>
          </table:table-cell>
          <table:table-cell office:value-type="float" office:value="1" calcext:value-type="float">
            <text:p>1</text:p>
          </table:table-cell>
          <table:table-cell table:formula="of:=1650.2-[.I12]" office:value-type="float" office:value="137.6" calcext:value-type="float">
            <text:p>137.6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出力全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74.2-[.I13]" office:value-type="float" office:value="6.2" calcext:value-type="float">
            <text:p>6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table:formula="of:=8.3-[.N13]" office:value-type="float" office:value="0.700000000000001" calcext:value-type="float">
            <text:p>0.700000000000001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S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table:formula="of:=13.9-[.X13]" office:value-type="float" office:value="1.2" calcext:value-type="float">
            <text:p>1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AC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  <table:table-cell table:formula="of:=54-[.AH13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スターライトジャッジメン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68.8-[.I14]" office:value-type="float" office:value="5.8" calcext:value-type="float">
            <text:p>5.8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42.6-[.N14]" office:value-type="float" office:value="3.6" calcext:value-type="float">
            <text:p>3.6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ェアな決闘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1.4" calcext:value-type="float">
            <text:p>221.4</text:p>
          </table:table-cell>
          <table:table-cell office:value-type="float" office:value="1" calcext:value-type="float">
            <text:p>1</text:p>
          </table:table-cell>
          <table:table-cell table:formula="of:=241.6-[.I15]" office:value-type="float" office:value="20.2" calcext:value-type="float">
            <text:p>20.2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スターライト・絆の力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I16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急所エ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88.8" calcext:value-type="float">
            <text:p>388.8</text:p>
          </table:table-cell>
          <table:table-cell office:value-type="float" office:value="1" calcext:value-type="float">
            <text:p>1</text:p>
          </table:table-cell>
          <table:table-cell table:formula="of:=424.2-[.I17]" office:value-type="float" office:value="35.4" calcext:value-type="float">
            <text:p>35.4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大人しくしてろ！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26.4-[.I18]" office:value-type="float" office:value="2.2" calcext:value-type="float">
            <text:p>2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1.7" calcext:value-type="float">
            <text:p>51.7</text:p>
          </table:table-cell>
          <table:table-cell office:value-type="float" office:value="1" calcext:value-type="float">
            <text:p>1</text:p>
          </table:table-cell>
          <table:table-cell table:formula="of:=56.4-[.N18]" office:value-type="float" office:value="4.7" calcext:value-type="float">
            <text:p>4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  <table:table-cell table:formula="of:=54.7-[.S18]" office:value-type="float" office:value="4.6" calcext:value-type="float">
            <text:p>4.6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スイーパー・タ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43.8" calcext:value-type="float">
            <text:p>543.8</text:p>
          </table:table-cell>
          <table:table-cell office:value-type="float" office:value="1" calcext:value-type="float">
            <text:p>1</text:p>
          </table:table-cell>
          <table:table-cell table:formula="of:=593.3-[.I19]" office:value-type="float" office:value="49.5" calcext:value-type="float">
            <text:p>49.5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スターライトグローリ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35.2" calcext:value-type="float">
            <text:p>735.2</text:p>
          </table:table-cell>
          <table:table-cell office:value-type="float" office:value="1" calcext:value-type="float">
            <text:p>1</text:p>
          </table:table-cell>
          <table:table-cell table:formula="of:=802.1-[.I20]" office:value-type="float" office:value="66.9" calcext:value-type="float">
            <text:p>66.9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スターライト・ここに輝く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597.7" calcext:value-type="float">
            <text:p>1597.7</text:p>
          </table:table-cell>
          <table:table-cell office:value-type="float" office:value="1" calcext:value-type="float">
            <text:p>1</text:p>
          </table:table-cell>
          <table:table-cell table:formula="of:=1743-[.I21]" office:value-type="float" office:value="145.3" calcext:value-type="float">
            <text:p>145.3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table:formula="of:=42.5-[.I22]" office:value-type="float" office:value="3.6" calcext:value-type="float">
            <text:p>3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  <table:table-cell table:formula="of:=38.6-[.N22]" office:value-type="float" office:value="3.3" calcext:value-type="float">
            <text:p>3.3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24.3" calcext:value-type="float">
            <text:p>124.3</text:p>
          </table:table-cell>
          <table:table-cell office:value-type="float" office:value="1" calcext:value-type="float">
            <text:p>1</text:p>
          </table:table-cell>
          <table:table-cell table:formula="of:=135.6-[.S22]" office:value-type="float" office:value="11.3" calcext:value-type="float">
            <text:p>11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（弾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9.8-[.I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.8-[.N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9.8-[.S23]" office:value-type="float" office:value="0.800000000000001" calcext:value-type="float">
            <text:p>0.80000000000000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思うがままに(弾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formula="of:=17.9-[.I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</text:p>
          </table:table-cell>
          <table:table-cell table:formula="of:=17.9-[.N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20" calcext:value-type="float">
            <text:p>20</text:p>
          </table:table-cell>
          <table:table-cell table:formula="of:=17.9-[.S24]"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I25]" office:value-type="float" office:value="3.8" calcext:value-type="float">
            <text:p>3.8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/弾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9.8-[.I26]" office:value-type="float" office:value="0.800000000000001" calcext:value-type="float">
            <text:p>0.800000000000001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後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65.5-[.I27]" office:value-type="float" office:value="5.5" calcext:value-type="float">
            <text:p>5.5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牽制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82.4" calcext:value-type="float">
            <text:p>182.4</text:p>
          </table:table-cell>
          <table:table-cell office:value-type="float" office:value="1" calcext:value-type="float">
            <text:p>1</text:p>
          </table:table-cell>
          <table:table-cell table:formula="of:=199-[.I28]" office:value-type="float" office:value="16.6" calcext:value-type="float">
            <text:p>16.6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救急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3.4" calcext:value-type="float">
            <text:p>63.4</text:p>
          </table:table-cell>
          <table:table-cell office:value-type="float" office:value="1" calcext:value-type="float">
            <text:p>1</text:p>
          </table:table-cell>
          <table:table-cell table:formula="of:=69.2-[.I29]" office:value-type="float" office:value="5.8" calcext:value-type="float">
            <text:p>5.8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邪兎の出番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46.7" calcext:value-type="float">
            <text:p>246.7</text:p>
          </table:table-cell>
          <table:table-cell office:value-type="float" office:value="1" calcext:value-type="float">
            <text:p>1</text:p>
          </table:table-cell>
          <table:table-cell table:formula="of:=258-[.I30]" office:value-type="float" office:value="11.3" calcext:value-type="float">
            <text:p>11.3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ュガー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I31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シュガーボムサン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I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N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422.2-[.S32]" office:value-type="float" office:value="35.2" calcext:value-type="float">
            <text:p>35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高級エーテル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09.6" calcext:value-type="float">
            <text:p>209.6</text:p>
          </table:table-cell>
          <table:table-cell office:value-type="float" office:value="1" calcext:value-type="float">
            <text:p>1</text:p>
          </table:table-cell>
          <table:table-cell table:formula="of:=228.8-[.I33]" office:value-type="float" office:value="19.2" calcext:value-type="float">
            <text:p>19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308.8-[.N33]" office:value-type="float" office:value="25.8" calcext:value-type="float">
            <text:p>25.8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特製エーテルグレネー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46.8" calcext:value-type="float">
            <text:p>646.8</text:p>
          </table:table-cell>
          <table:table-cell office:value-type="float" office:value="1" calcext:value-type="float">
            <text:p>1</text:p>
          </table:table-cell>
          <table:table-cell table:formula="of:=705.6-[.I34]" office:value-type="float" office:value="58.8000000000001" calcext:value-type="float">
            <text:p>58.8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873.2" calcext:value-type="float">
            <text:p>873.2</text:p>
          </table:table-cell>
          <table:table-cell office:value-type="float" office:value="1" calcext:value-type="float">
            <text:p>1</text:p>
          </table:table-cell>
          <table:table-cell table:formula="of:=952.6-[.N34]" office:value-type="float" office:value="79.4" calcext:value-type="float">
            <text:p>79.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風花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69*100"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96*100"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.8" calcext:value-type="float">
            <text:p>62.8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霜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54.7" calcext:value-type="float">
            <text:p>454.7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858.1" calcext:value-type="float">
            <text:p>858.1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141.1" calcext:value-type="float">
            <text:p>2141.1</text:p>
          </table:table-cell>
          <table:table-cell office:value-type="float" office:value="1" calcext:value-type="float">
            <text:p>1</text:p>
          </table:table-cell>
          <table:table-cell table:formula="of:=2335.8-[.S36]" office:value-type="float" office:value="194.7" calcext:value-type="float">
            <text:p>194.7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冬蜂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table:formula="of:=28.2-[.I37]" office:value-type="float" office:value="2.4" calcext:value-type="float">
            <text:p>2.4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寒雀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45.9" calcext:value-type="float">
            <text:p>245.9</text:p>
          </table:table-cell>
          <table:table-cell office:value-type="float" office:value="1" calcext:value-type="float">
            <text:p>1</text:p>
          </table:table-cell>
          <table:table-cell table:formula="of:=268.3-[.I38]" office:value-type="float" office:value="22.4" calcext:value-type="float">
            <text:p>22.4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花信風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114-[.I39]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返り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37.8" calcext:value-type="float">
            <text:p>337.8</text:p>
          </table:table-cell>
          <table:table-cell office:value-type="float" office:value="1" calcext:value-type="float">
            <text:p>1</text:p>
          </table:table-cell>
          <table:table-cell table:formula="of:=368.6-[.I40]" office:value-type="float" office:value="30.8" calcext:value-type="float">
            <text:p>30.8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深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table:formula="of:=39.1-[.I41]" office:value-type="float" office:value="3.3" calcext:value-type="float">
            <text:p>3.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飛雪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93.4" calcext:value-type="float">
            <text:p>393.4</text:p>
          </table:table-cell>
          <table:table-cell office:value-type="float" office:value="1" calcext:value-type="float">
            <text:p>1</text:p>
          </table:table-cell>
          <table:table-cell table:formula="of:=429.3-[.I42]" office:value-type="float" office:value="35.9" calcext:value-type="float">
            <text:p>35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83.2" calcext:value-type="float">
            <text:p>483.2</text:p>
          </table:table-cell>
          <table:table-cell office:value-type="float" office:value="1" calcext:value-type="float">
            <text:p>1</text:p>
          </table:table-cell>
          <table:table-cell table:formula="of:=527.2-[.N42]" office:value-type="float" office:value="44.0000000000001" calcext:value-type="float">
            <text:p>44.0000000000001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春来たる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685.3-628" office:value-type="float" office:value="57.3" calcext:value-type="float">
            <text:p>57.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なごり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table:formula="of:=2605.1-[.I44]" office:value-type="float" office:value="217.1" calcext:value-type="float">
            <text:p>217.1</text:p>
          </table:table-cell>
          <table:table-cell table:number-columns-repeated="25"/>
        </table:table-row>
      </table:table>
      <table:table table:name="agent calcration" table:style-name="ta1">
        <table:table-column table:style-name="co1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w-Engines" table:style-name="ta1"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i1-value</text:p>
          </table:table-cell>
          <table:table-cell table:content-validation-name="val1" office:value-type="string" calcext:value-type="string">
            <text:p>i5-value</text:p>
          </table:table-cell>
          <table:table-cell/>
          <table:table-cell table:content-validation-name="val1"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6.4" calcext:value-type="float">
            <text:p>26.4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office:value-type="float" office:value="10.8" calcext:value-type="float">
            <text:p>10.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/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 table:number-rows-repeated="1048516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</table:table>
      <table:table table:name="disc-driver" table:style-name="ta1">
        <table:table-column table:style-name="co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default-cell-style-name="Default"/>
        <table:table-row table:style-name="ro1">
          <table:table-cell table:formula="of:=ROW([.A1])-1" office:value-type="float" office:value="0" calcext:value-type="float">
            <text:p>0</text:p>
          </table:table-cell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ROW([.A2])-1" office:value-type="float" office:value="1" calcext:value-type="float">
            <text:p>1</text:p>
          </table:table-cell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ROW([.A3])-1" office:value-type="float" office:value="2" calcext:value-type="float">
            <text:p>2</text:p>
          </table:table-cell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ROW([.A4])-1" office:value-type="float" office:value="3" calcext:value-type="float">
            <text:p>3</text:p>
          </table:table-cell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ROW([.A5])-1" office:value-type="float" office:value="4" calcext:value-type="float">
            <text:p>4</text:p>
          </table:table-cell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ROW([.A6])-1" office:value-type="float" office:value="5" calcext:value-type="float">
            <text:p>5</text:p>
          </table:table-cell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7])-1" office:value-type="float" office:value="6" calcext:value-type="float">
            <text:p>6</text:p>
          </table:table-cell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ROW([.A8])-1" office:value-type="float" office:value="7" calcext:value-type="float">
            <text:p>7</text:p>
          </table:table-cell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9])-1" office:value-type="float" office:value="8" calcext:value-type="float">
            <text:p>8</text:p>
          </table:table-cell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0])-1" office:value-type="float" office:value="9" calcext:value-type="float">
            <text:p>9</text:p>
          </table:table-cell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1])-1" office:value-type="float" office:value="10" calcext:value-type="float">
            <text:p>10</text:p>
          </table:table-cell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2])-1" office:value-type="float" office:value="11" calcext:value-type="float">
            <text:p>11</text:p>
          </table:table-cell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3])-1" office:value-type="float" office:value="12" calcext:value-type="float">
            <text:p>12</text:p>
          </table:table-cell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ROW([.A14])-1" office:value-type="float" office:value="13" calcext:value-type="float">
            <text:p>13</text:p>
          </table:table-cell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ROW([.A15])-1" office:value-type="float" office:value="14" calcext:value-type="float">
            <text:p>14</text:p>
          </table:table-cell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ROW([.A16])-1" office:value-type="float" office:value="15" calcext:value-type="float">
            <text:p>15</text:p>
          </table:table-cell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" number:min-decimal-places="1" number:min-integer-digits="1" number:grouping="true"/>
    </number:number-style>
    <number:percentage-style style:name="N117">
      <number:number number:decimal-places="3" number:min-decimal-places="3" number:min-integer-digits="1"/>
      <number:text>%</number:text>
    </number:percentage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00/00/00</text:date>, <text:time style:data-style-name="N2" text:time-value="14:58:22.7616418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9T18:36:48.882000000</meta:creation-date>
    <dc:date>2025-02-26T03:08:47.063358400</dc:date>
    <meta:editing-duration>P1DT9H51M6S</meta:editing-duration>
    <meta:editing-cycles>27</meta:editing-cycles>
    <meta:generator>LibreOffice/25.2.0.3$Windows_X86_64 LibreOffice_project/e1cf4a87eb02d755bce1a01209907ea5ddc8f069</meta:generator>
    <meta:document-statistic meta:table-count="8" meta:cell-count="3234" meta:object-count="0"/>
  </office:meta>
</office:document-meta>
</file>